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Three of them have the same output the only difference is on the call back</text:p>
      <text:p text:style-name="P1"><text:tab/>funciton of each method the call back is optional value where idx and e</text:p>
      <text:p text:style-name="P1"><text:tab/>represent index and current DOM element respectively.</text:p>
      <text:p text:style-name="P3"/>
      <text:p text:style-name="P3"/>
      <text:p text:style-name="P3"/>
      <text:p text:style-name="P2"><text:span text:style-name="T1">2.</text:span></text:p>
      <text:p text:style-name="P2"><text:s/><text:span text:style-name="T1">$(document).ready(function () {</text:span></text:p>
      <text:p text:style-name="P2"><text:s text:c="6"/><text:span text:style-name="T1">$("div ul").css("color","blue");</text:span></text:p>
      <text:p text:style-name="P2"><text:s text:c="4"/><text:span text:style-name="T1">});</text:span></text:p>
      <text:p text:style-name="P1">3. Write jQuery code to append the following div element (and all of its contents) <text:tab/>dynamically to the body</text:p>
      <text:p text:style-name="P1"><text:tab/>element.</text:p>
      <text:p text:style-name="P1"><text:tab/>"div h1 JQuery Core h1 div </text:p>
      <text:p text:style-name="P1"><text:tab/>Answer:</text:p>
      <text:p text:style-name="P1"><text:tab/>$(document).ready(function () { </text:p>
      <text:p text:style-name="P2"><text:s text:c="2"/><text:tab/><text:span text:style-name="T1">var msg = "&lt;div&gt;&lt;h1&gt;JQuery <text:s/>Core&lt;/h1&gt;&lt;/div&gt;"</text:span></text:p>
      <text:p text:style-name="P1"><text:tab/>;</text:p>
      <text:p text:style-name="P2"><text:s/><text:tab/><text:span text:style-name="T1">$('body').append(msg);</text:span></text:p>
      <text:p text:style-name="P5"><text:s/><text:tab/><text:span text:style-name="T1">}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9:41:41.380629239</meta:creation-date>
    <meta:generator>LibreOffice/6.4.6.2$Linux_X86_64 LibreOffice_project/40$Build-2</meta:generator>
    <dc:date>2021-06-02T22:10:56.690880543</dc:date>
    <meta:editing-duration>PT37S</meta:editing-duration>
    <meta:editing-cycles>1</meta:editing-cycles>
    <meta:document-statistic meta:table-count="0" meta:image-count="0" meta:object-count="0" meta:page-count="1" meta:paragraph-count="16" meta:word-count="82" meta:character-count="545" meta:non-whitespace-character-count="450"/>
  </office:meta>
</office:document-meta>
</file>